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103.75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75.42mm"/>
    </style:style>
    <style:style style:name="co5" style:family="table-column">
      <style:table-column-properties fo:break-before="auto" style:column-width="60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Response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uth</text:p>
          </table:table-cell>
          <table:table-cell office:value-type="string" calcext:value-type="string">
            <text:p><text:a xlink:href="http://localhost:8080/api/auth/signup" xlink:type="simple">http://localhost:8080/api/auth/signup</text:a>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Email, password, role (merchant/User)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h</text:p>
          </table:table-cell>
          <table:table-cell table:style-name="ce3" office:value-type="string" calcext:value-type="string">
            <text:p><text:span text:style-name="T1"><text:a xlink:href="http://localhost:8080/api/auth/accessToken" xlink:type="simple">http://localhost:8080/api/auth/accessToken</text:a></text:span>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Email, password, role (merchant/User)</text:p>
          </table:table-cell>
          <table:table-cell office:value-type="string" calcext:value-type="string">
            <text:p>AccessToken , email , userI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h</text:p>
          </table:table-cell>
          <table:table-cell office:value-type="string" calcext:value-type="string">
            <text:p><text:a xlink:href="http://localhost:8080/api/auth/logout" xlink:type="simple">http://localhost:8080/api/auth/logout</text:a>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ccesstok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h</text:p>
          </table:table-cell>
          <table:table-cell office:value-type="string" calcext:value-type="string">
            <text:p><text:a xlink:href="http://localhost:8080/api/auth/forgetPassword/resetPassword" xlink:type="simple">http://localhost:8080/api/auth/forgetPassword/resetPassword</text:a>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tp, newPassword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ile</text:p>
          </table:table-cell>
          <table:table-cell office:value-type="string" calcext:value-type="string">
            <text:p><text:a xlink:href="http://localhost:8080/api/merchant/profile" xlink:type="simple">http://localhost:8080/api/merchant/profile</text:a>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ccesstok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file</text:p>
          </table:table-cell>
          <table:table-cell office:value-type="string" calcext:value-type="string">
            <text:p><text:a xlink:href="http://localhost:8080/api/merchant/profile" xlink:type="simple">http://localhost:8080/api/merchant/profile</text:a>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file</text:p>
          </table:table-cell>
          <table:table-cell table:style-name="ce3" office:value-type="string" calcext:value-type="string">
            <text:p><text:span text:style-name="T1"><text:a xlink:href="http://localhost:8080/api/merchant/profile/updatePassword" xlink:type="simple">http://localhost:8080/api/merchant/profile/updatePassword</text:a></text:span>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ccesstoken, updatePasswor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lobal</text:p>
          </table:table-cell>
          <table:table-cell office:value-type="string" calcext:value-type="string">
            <text:p><text:a xlink:href="http://localhost:8080/api/service/locations" xlink:type="simple">http://localhost:8080/api/service/locations</text:a>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<text:a xlink:href="https://jsonblob.com/502f64c1-8f23-11e7-b0e4-cf335b80c6a6" xlink:type="simple">https://jsonblob.com/502f64c1-8f23-11e7-b0e4-cf335b80c6a6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obal</text:p>
          </table:table-cell>
          <table:table-cell office:value-type="string" calcext:value-type="string">
            <text:p><text:a xlink:href="http://localhost:8080/api/service/products" xlink:type="simple">http://localhost:8080/api/service/products</text:a>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<text:a xlink:href="https://jsonblob.com/ba72756a-8f23-11e7-b0e4-751a20a6d890" xlink:type="simple">https://jsonblob.com/ba72756a-8f23-11e7-b0e4-751a20a6d89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ob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ducts</text:p>
          </table:table-cell>
          <table:table-cell office:value-type="string" calcext:value-type="string">
            <text:p><text:a xlink:href="http://localhost:8080/api/merchant/products" xlink:type="simple">http://localhost:8080/api/merchant/products</text:a>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<text:a xlink:href="https://jsonblob.com/6b04f66a-8f37-11e7-b0e4-d5a275180182" xlink:type="simple">https://jsonblob.com/6b04f66a-8f37-11e7-b0e4-d5a27518018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cts</text:p>
          </table:table-cell>
          <table:table-cell office:value-type="string" calcext:value-type="string">
            <text:p><text:a xlink:href="http://localhost:8080/api/merchant/products" xlink:type="simple">http://localhost:8080/api/merchant/products</text:a>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a xlink:href="https://jsonblob.com/6b04f66a-8f37-11e7-b0e4-d5a275180182" xlink:type="simple">https://jsonblob.com/6b04f66a-8f37-11e7-b0e4-d5a275180182</text:a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7:12:58.900342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7:37:43.759971186</meta:creation-date>
    <dc:date>2017-09-03T17:16:53.716017821</dc:date>
    <meta:editing-duration>PT6H43M11S</meta:editing-duration>
    <meta:editing-cycles>7</meta:editing-cycles>
    <meta:generator>LibreOffice/5.1.6.2$Linux_X86_64 LibreOffice_project/10m0$Build-2</meta:generator>
    <meta:document-statistic meta:table-count="1" meta:cell-count="52" meta:object-count="0"/>
  </office:meta>
</office:document-meta>
</file>